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4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DeFor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4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3038 Frankford Ave/</text:p>
      <text:p text:style-name="P3">March 24[/ inserted by author]91/</text:p>
      <text:p text:style-name="P2">Dear Mr Morais/</text:p>
      <text:p text:style-name="P2"><text:tab/>I had hoped to be able/ to present you my congratula-/tions in person but was much/ to my regret prevented by a/ professional engagement./</text:p>
      <text:p text:style-name="P2"><text:tab/>Peculiarly situated as I was lately,/ my thoughts often went back/ to the days when I <text:span text:style-name="T2">was</text:span> came in/ contact with you as one of your pupils./ <text:s/>Your teachings and the remembrance/ of your stealing qualities were an/ inestimable source of comfort/ to me in my trials, and as I grow older/ I more and more appreciate them and/ feel the good that they have been/ to me./</text:p>
      <text:p text:style-name="P2"><text:tab/>I pray that you may be/ spared for many years to continue/</text:p>
      <text:p text:style-name="P2"/>
      <text:p text:style-name="P2">[Page 2]</text:p>
      <text:p text:style-name="P2">Your <text:span text:style-name="T3">sincere</text:span><text:span text:style-name="T4"> work/ Your former pupil/ N DeFor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32:49.88</meta:creation-date>
    <meta:document-statistic meta:table-count="0" meta:image-count="0" meta:object-count="0" meta:page-count="2" meta:paragraph-count="69" meta:word-count="291" meta:character-count="1951"/>
    <dc:date>2011-11-23T12:37:31.49</dc:date>
    <dc:creator>Penn Libraries</dc:creator>
    <meta:editing-duration>PT00H04M41S</meta:editing-duration>
    <meta:editing-cycles>1</meta:editing-cycles>
    <meta:generator>OpenOffice.org/3.2$Win32 OpenOffice.org_project/320m12$Build-9483</meta:generator>
  </office:meta>
</office:document-meta>
</file>